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b8e" officeooo:paragraph-rsid="00182b8e"/>
    </style:style>
    <style:style style:name="P2" style:family="paragraph" style:parent-style-name="Standard">
      <style:text-properties officeooo:rsid="00185da7" officeooo:paragraph-rsid="00185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>Clase10 – 17/05/2021</text:p>
      <text:p text:style-name="P1"/>
      <text:p text:style-name="P2">Funciones tipo <text:s/>enum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9:16:50.026417059</meta:creation-date>
    <dc:date>2021-06-06T19:55:12.349032935</dc:date>
    <meta:editing-duration>PT8M2S</meta:editing-duration>
    <meta:editing-cycles>1</meta:editing-cycles>
    <meta:document-statistic meta:table-count="0" meta:image-count="0" meta:object-count="0" meta:page-count="1" meta:paragraph-count="3" meta:word-count="7" meta:character-count="60" meta:non-whitespace-character-count="53"/>
    <meta:generator>LibreOffice/6.4.6.2$Linux_X86_64 LibreOffice_project/40$Build-2</meta:generator>
  </office:meta>
</office:document-meta>
</file>